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Segoe UI" svg:font-family="'Segoe UI'" style:font-pitch="variable"/>
    <style:font-face style:name="Segoe UI1" svg:font-family="'Segoe UI'" style:font-adornments="Bold" style:font-pitch="variable"/>
    <style:font-face style:name="Segoe UI2" svg:font-family="'Segoe UI'"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Heading">
      <style:paragraph-properties fo:text-align="center" style:justify-single-word="false"/>
      <style:text-properties officeooo:rsid="0012f90f" officeooo:paragraph-rsid="0012f90f"/>
    </style:style>
    <style:style style:name="P3" style:family="paragraph" style:parent-style-name="Heading">
      <style:text-properties officeooo:rsid="00141ab5" officeooo:paragraph-rsid="00141ab5"/>
    </style:style>
    <style:style style:name="P4" style:family="paragraph" style:parent-style-name="Heading">
      <style:text-properties fo:font-style="normal" style:text-underline-style="none" officeooo:rsid="00141ab5" officeooo:paragraph-rsid="00141ab5" style:font-style-asian="normal" style:font-style-complex="normal"/>
    </style:style>
    <style:style style:name="P5" style:family="paragraph" style:parent-style-name="Heading">
      <style:text-properties fo:font-style="normal" style:text-underline-style="none" officeooo:rsid="00141ab5" officeooo:paragraph-rsid="00142a21" style:font-style-asian="normal" style:font-style-complex="normal"/>
    </style:style>
    <style:style style:name="P6" style:family="paragraph" style:parent-style-name="Text_20_body">
      <style:text-properties officeooo:rsid="0012f90f" officeooo:paragraph-rsid="0012f90f"/>
    </style:style>
    <style:style style:name="P7" style:family="paragraph" style:parent-style-name="Text_20_body">
      <style:text-properties officeooo:paragraph-rsid="0012f90f"/>
    </style:style>
    <style:style style:name="P8" style:family="paragraph" style:parent-style-name="Text_20_body">
      <style:text-properties officeooo:rsid="00141ab5" officeooo:paragraph-rsid="00141ab5"/>
    </style:style>
    <style:style style:name="P9" style:family="paragraph" style:parent-style-name="Text_20_body">
      <style:text-properties fo:font-style="normal" style:text-underline-style="none" officeooo:rsid="00141ab5" officeooo:paragraph-rsid="00141ab5" style:font-style-asian="normal" style:font-style-complex="normal"/>
    </style:style>
    <style:style style:name="P10" style:family="paragraph" style:parent-style-name="Text_20_body">
      <style:paragraph-properties fo:break-before="page"/>
      <style:text-properties officeooo:rsid="0012f90f" officeooo:paragraph-rsid="0012f90f"/>
    </style:style>
    <style:style style:name="P11" style:family="paragraph" style:parent-style-name="Heading_20_2">
      <style:text-properties officeooo:rsid="00141ab5" officeooo:paragraph-rsid="00141ab5"/>
    </style:style>
    <style:style style:name="P12" style:family="paragraph" style:parent-style-name="Title">
      <style:text-properties officeooo:rsid="0012f90f" officeooo:paragraph-rsid="0012f90f"/>
    </style:style>
    <style:style style:name="P13" style:family="paragraph" style:parent-style-name="Subtitle">
      <style:text-properties officeooo:rsid="0012f90f" officeooo:paragraph-rsid="0012f90f"/>
    </style:style>
    <style:style style:name="P14" style:family="paragraph" style:parent-style-name="Heading_20_1">
      <style:paragraph-properties fo:break-before="page"/>
      <style:text-properties officeooo:rsid="0012f90f" officeooo:paragraph-rsid="0012f90f"/>
    </style:style>
    <style:style style:name="P15" style:family="paragraph" style:parent-style-name="Heading_20_1">
      <style:text-properties officeooo:rsid="0012f90f" officeooo:paragraph-rsid="0012f90f"/>
    </style:style>
    <style:style style:name="P16" style:family="paragraph" style:parent-style-name="Footer">
      <style:paragraph-properties fo:text-align="end" style:justify-single-word="false"/>
      <style:text-properties style:font-name="Segoe UI"/>
    </style:style>
    <style:style style:name="T1" style:family="text">
      <style:text-properties fo:font-weight="bold" style:font-weight-asian="bold" style:font-weight-complex="bold"/>
    </style:style>
    <style:style style:name="T2" style:family="text">
      <style:text-properties officeooo:rsid="00142a2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apport Projet ALGAV 2016</text:p>
      <text:p text:style-name="P6"/>
      <text:p text:style-name="P2">Par </text:p>
      <text:p text:style-name="Subtitle">Marin Dupas</text:p>
      <text:p text:style-name="P1">et</text:p>
      <text:p text:style-name="Subtitle">Alexandre Gaspard Cilia</text:p>
      <text:p text:style-name="P13"/>
      <text:p text:style-name="P10"/>
      <text:h text:style-name="P14" text:outline-level="1">Présentation</text:h>
      <text:h text:style-name="P11" text:outline-level="2">Structure 1 : Patricia-Tries</text:h>
      <text:p text:style-name="P3"><text:span text:style-name="T1">Question </text:span>1.1</text:p>
      <text:p text:style-name="P8"><text:tab/>Parmis les 128 caractères du code ASCII, le troisième semble parfaitement correspondre à ce que nous cherchons. Il est designé comme caractère “End Of Text (EXT)”, “fin de texte” en français. Cependant dans mon implementation, un PatriciaTrie possède un attribut de type booléen faisant office de caractère final. <text:s text:c="2"/></text:p>
      <text:p text:style-name="P3"><text:span text:style-name="T1">Question </text:span>1.2</text:p>
      <text:p text:style-name="P4"><text:span text:style-name="T1">Question</text:span> 1.3</text:p>
      <text:p text:style-name="P8"><text:tab/>Le phrase ne contient pas de caractère qui ne sont pas dans le table ASCII. Donc tout les accents de la phrase on été retirés.</text:p>
      <text:h text:style-name="P11" text:outline-level="2"><text:soft-page-break/>Structure 2 : Tries Hybrides</text:h>
      <text:p text:style-name="P4"><text:span text:style-name="T1">Question</text:span> 1.4</text:p>
      <text:p text:style-name="P4"><text:span text:style-name="T1">Question</text:span> 1.5</text:p>
      <text:h text:style-name="P15" text:outline-level="1">Fonctions avancées pour chacune des structures</text:h>
      <text:p text:style-name="P4"><text:span text:style-name="T1">Question</text:span> 2.6</text:p>
      <text:h text:style-name="P15" text:outline-level="1">Fonctions complexes</text:h>
      <text:p text:style-name="P4"><text:span text:style-name="T1">Question</text:span> <text:span text:style-name="T2">3.7</text:span></text:p>
      <text:p text:style-name="P4"><text:span text:style-name="T1">Question</text:span> <text:span text:style-name="T2">3.8</text:span></text:p>
      <text:p text:style-name="P5"><text:span text:style-name="T1">Question</text:span> <text:span text:style-name="T2">3.9</text:span></text:p>
      <text:h text:style-name="P15" text:outline-level="1">Complexités</text:h>
      <text:p text:style-name="P4"><text:span text:style-name="T1">Question</text:span> <text:span text:style-name="T2">4.10</text:span></text:p>
      <text:h text:style-name="P15" text:outline-level="1">Étude expérimentale</text:h>
      <text:p text:style-name="P4"><text:span text:style-name="T1">Question</text:span> <text:span text:style-name="T2">5.11</text:span></text:p>
      <text:p text:style-name="P4"><text:span text:style-name="T1">Question</text:span> <text:span text:style-name="T2">5.12</text:span></text:p>
      <text:p text:style-name="P4"><text:span text:style-name="T1">Question</text:span> <text:span text:style-name="T2">5.13</text:span></text:p>
      <text:p text:style-name="P9"/>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Segoe UI" svg:font-family="'Segoe UI'" style:font-pitch="variable"/>
    <style:font-face style:name="Segoe UI1" svg:font-family="'Segoe UI'" style:font-adornments="Bold" style:font-pitch="variable"/>
    <style:font-face style:name="Segoe UI2" svg:font-family="'Segoe UI'"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Segoe UI2" fo:font-family="'Segoe UI'" style:font-style-name="Regular" style:font-pitch="variable" fo:font-size="12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Segoe UI2" fo:font-family="'Segoe UI'" style:font-style-name="Regular"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Segoe UI1" fo:font-family="'Segoe UI'" style:font-style-name="Bold"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Segoe UI1" fo:font-family="'Segoe UI'" style:font-style-name="Bold" style:font-pitch="variable" fo:font-size="105%" fo:font-weight="bold" style:font-size-asian="115%" style:font-weight-asian="bold" style:font-size-complex="115%" style:font-weight-complex="60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Segoe UI"/>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MP1"><text:page-number text:select-page="current">4</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6T19:20:22.933738267</meta:creation-date>
    <dc:date>2016-12-06T19:53:53.783965121</dc:date>
    <meta:editing-duration>PT2M9S</meta:editing-duration>
    <meta:editing-cycles>1</meta:editing-cycles>
    <meta:document-statistic meta:table-count="0" meta:image-count="0" meta:object-count="0" meta:page-count="4" meta:paragraph-count="28" meta:word-count="139" meta:character-count="844" meta:non-whitespace-character-count="734"/>
    <meta:generator>LibreOffice/5.1.4.2$Linux_X86_64 LibreOffice_project/10m0$Build-2</meta:generator>
  </office:meta>
</office:document-meta>
</file>